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3">Oswaldo Santos Baquero</text:span></text:p>
            <text:p text:style-name="P3"><text:span text:style-name="T3">Marcos Amaku</text:span></text:p>
            <text:p text:style-name="P3"><text:span text:style-name="T3">Fernando Ferreira</text:span></text:p>
          </draw:text-box>
        </draw:frame>
        <draw:frame draw:style-name="gr3" draw:text-style-name="P5" draw:layer="layout" svg:width="7.7cm" svg:height="2.752cm" svg:x="20.1cm" svg:y="41.048cm">
          <draw:text-box>
            <text:p text:style-name="P3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4" draw:text-style-name="P6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5T14:10:02.119100694</dc:date>
    <meta:editing-duration>PT13M38S</meta:editing-duration>
    <meta:editing-cycles>11</meta:editing-cycles>
    <meta:generator>LibreOffice/4.4.5.2$Linux_X86_64 LibreOffice_project/a22f674fd25a3b6f45bdebf25400ed2adff0ff99</meta:generator>
    <meta:document-statistic meta:object-count="27"/>
  </office:meta>
</office:document-meta>
</file>